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60a" officeooo:paragraph-rsid="001db60a"/>
    </style:style>
    <style:style style:name="P2" style:family="paragraph" style:parent-style-name="Standard" style:list-style-name="L1">
      <style:text-properties officeooo:rsid="001db60a" officeooo:paragraph-rsid="001db60a"/>
    </style:style>
    <style:style style:name="P3" style:family="paragraph" style:parent-style-name="Standard">
      <style:text-properties officeooo:paragraph-rsid="001db60a"/>
    </style:style>
    <style:style style:name="P4" style:family="paragraph" style:parent-style-name="Standard">
      <style:text-properties fo:font-size="18pt" officeooo:rsid="001db60a" officeooo:paragraph-rsid="001db60a" style:font-size-asian="18pt" style:font-size-complex="18pt"/>
    </style:style>
    <style:style style:name="P5" style:family="paragraph" style:parent-style-name="Standard">
      <style:text-properties fo:font-size="12pt" officeooo:rsid="001db60a" officeooo:paragraph-rsid="001db60a" style:font-size-asian="10.5pt" style:font-size-complex="12pt"/>
    </style:style>
    <style:style style:name="P6" style:family="paragraph" style:parent-style-name="Standard" style:list-style-name="L4">
      <style:text-properties fo:font-size="12pt" officeooo:rsid="001e3a56" officeooo:paragraph-rsid="001e3a56" style:font-size-asian="10.5pt" style:font-size-complex="12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db60a" style:font-size-asian="15.75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ing (Packet Inter Network Groper)</text:p>
      <text:list xml:id="list1241195028253680633" text:style-name="L1">
        <text:list-header>
          <text:p text:style-name="P2">checking reachability</text:p>
        </text:list-header>
        <text:list-item>
          <text:p text:style-name="P2">ping hostname</text:p>
        </text:list-item>
        <text:list-item>
          <text:p text:style-name="P2">-i changing packet interval</text:p>
        </text:list-item>
        <text:list-item>
          <text:p text:style-name="P2">-c packet count</text:p>
        </text:list-item>
        <text:list-item>
          <text:p text:style-name="P2">-f flooding the network</text:p>
        </text:list-item>
        <text:list-item>
          <text:p text:style-name="P2">-a audible indication</text:p>
        </text:list-item>
        <text:list-item>
          <text:p text:style-name="P2">-q quite mode</text:p>
        </text:list-item>
        <text:list-item>
          <text:p text:style-name="P2">-s change packet size</text:p>
        </text:list-item>
        <text:list-item>
          <text:p text:style-name="P2">-w respond timeout</text:p>
        </text:list-item>
        <text:list-item>
          <text:p text:style-name="P2">Ctrl+| (intermediate summary</text:p>
        </text:list-item>
      </text:list>
      <text:p text:style-name="P1"/>
      <text:p text:style-name="P1"/>
      <text:p text:style-name="P3"><text:span text:style-name="T2">Wireshark:</text:span></text:p>
      <text:list xml:id="list5382590752495036335" text:style-name="L4">
        <text:list-item>
          <text:p text:style-name="P6">capture &amp; display filters</text:p>
        </text:list-item>
        <text:list-item>
          <text:p text:style-name="P6">graphical, built on tcpdump</text:p>
        </text:list-item>
        <text:list-item>
          <text:p text:style-name="P6">TCP session display</text:p>
        </text:list-item>
        <text:list-item>
          <text:p text:style-name="P6">changing UI options</text:p>
          <text:p text:style-name="P6">UI options:</text:p>
        </text:list-item>
        <text:list-item>
          <text:p text:style-name="P6"/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2:03:08.492513713</meta:creation-date>
    <dc:date>2017-03-24T12:47:53.933801841</dc:date>
    <meta:editing-duration>PT16M14S</meta:editing-duration>
    <meta:editing-cycles>1</meta:editing-cycles>
    <meta:document-statistic meta:table-count="0" meta:image-count="0" meta:object-count="0" meta:page-count="1" meta:paragraph-count="18" meta:word-count="69" meta:character-count="361" meta:non-whitespace-character-count="325"/>
    <meta:generator>LibreOffice/5.1.4.2$Linux_X86_64 LibreOffice_project/10m0$Build-2</meta:generator>
  </office:meta>
</office:document-meta>
</file>